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 Look, look, over there!!</text:p>
          </table:table-cell>
          <table:table-cell table:number-columns-repeated="1020"/>
        </table:table-row>
        <table:table-row>
          <table:table-cell table:style-name="ce0" office:value-type="string">
            <text:p>すっごい深い谷があるよ！！</text:p>
          </table:table-cell>
          <table:table-cell table:style-name="ce0"/>
          <table:table-cell table:style-name="ce0"/>
          <table:table-cell table:style-name="ce0" office:value-type="string">
            <text:p>Look how far down this valley goes!!</text:p>
          </table:table-cell>
          <table:table-cell table:number-columns-repeated="1020"/>
        </table:table-row>
        <table:table-row>
          <table:table-cell table:style-name="ce0" office:value-type="string">
            <text:p>じゃあ、もしかしてこれ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 we found it?</text:p>
          </table:table-cell>
          <table:table-cell table:number-columns-repeated="1020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could be it...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Stand back, you're way too
close to the edge!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fine! Nomura-san, the other person who
lives inside me, is telling me that I'm standing
in a perfectly safe spot!</text:p>
          </table:table-cell>
          <table:table-cell table:number-columns-repeated="1020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?????????????????????????????????????????????</text:p>
          </table:table-cell>
          <table:table-cell table:number-columns-repeated="1020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f this is the valley we've been looking
for, then the Spirit Queen should be slumbering
somewhere nearby.</text:p>
          </table:table-cell>
          <table:table-cell table:number-columns-repeated="1020"/>
        </table:table-row>
        <table:table-row>
          <table:table-cell table:style-name="ce0" office:value-type="string">
            <text:p>あたりを探して回るとしよう。</text:p>
          </table:table-cell>
          <table:table-cell table:style-name="ce0"/>
          <table:table-cell table:style-name="ce0"/>
          <table:table-cell table:style-name="ce0" office:value-type="string">
            <text:p>Let's search around for her.</text:p>
          </table:table-cell>
          <table:table-cell table:number-columns-repeated="1020"/>
        </table:table-row>
        <table:table-row>
          <table:table-cell table:style-name="ce0" office:value-type="string">
            <text:p>おお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e, aye———!!</text:p>
          </table:table-cell>
          <table:table-cell table:number-columns-repeated="1020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wind seems to have picked up, suddenly.</text:p>
          </table:table-cell>
          <table:table-cell table:number-columns-repeated="1020"/>
        </table:table-row>
        <table:table-row>
          <table:table-cell table:style-name="ce0" office:value-type="string">
            <text:p>ほんと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really came out of nowhere, didn't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3:22:18+01:00</meta:creation-date>
    <dc:date>2020-01-25T13:22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